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xml:id="id2" draw:id="id2" draw:layer="layout" svg:width="3.62cm" svg:height="1.886cm" svg:x="8.073cm" svg:y="7.359cm">
          <text:p text:style-name="P1"><text:span text:style-name="T1">PerformanceTer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1" draw:id="id1" draw:layer="layout" svg:width="3.84cm" svg:height="1.886cm" svg:x="2.846cm" svg:y="3.559cm">
          <text:p text:style-name="P1"><text:span text:style-name="T1">SumSquaredErro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3" draw:id="id3" draw:layer="layout" svg:width="3.805cm" svg:height="1.886cm" svg:x="7.981cm" svg:y="3.535cm">
          <text:p text:style-name="P1"><text:span text:style-name="T1">MeanSquaredErro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4" draw:id="id4" draw:layer="layout" svg:width="5.091cm" svg:height="1.886cm" svg:x="13.183cm" svg:y="3.547cm">
          <text:p text:style-name="P1"><text:span text:style-name="T1">RootMeanSquaredErro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3" draw:layer="layout" draw:type="line" svg:x1="6.686cm" svg:y1="4.502cm" svg:x2="8.073cm" svg:y2="8.302cm" draw:start-shape="id1" draw:end-shape="id2" svg:d="m6686 4502 1387 3800">
          <text:p/>
        </draw:connector>
        <draw:connector draw:style-name="gr1" draw:text-style-name="P3" draw:layer="layout" draw:type="line" svg:x1="9.883cm" svg:y1="5.421cm" svg:x2="9.883cm" svg:y2="7.359cm" draw:start-shape="id3" draw:end-shape="id2" svg:d="m9883 5421v1938">
          <text:p/>
        </draw:connector>
        <draw:connector draw:style-name="gr1" draw:text-style-name="P3" draw:layer="layout" draw:type="line" svg:x1="13.183cm" svg:y1="4.49cm" svg:x2="11.693cm" svg:y2="8.302cm" draw:start-shape="id4" draw:start-glue-point="3" draw:end-shape="id2" draw:end-glue-point="1" svg:d="m13183 4490-1490 3812">
          <text:p/>
        </draw:connector>
        <draw:frame draw:style-name="gr2" draw:text-style-name="P4" draw:layer="layout" svg:width="1.078cm" svg:height="0.734cm" svg:x="12.568cm" svg:y="6.08cm">
          <draw:text-box>
            <text:p><text:span text:style-name="T2">is a</text:span></text:p>
          </draw:text-box>
        </draw:frame>
        <draw:custom-shape draw:name="ClassName" draw:style-name="SolidLine" draw:text-style-name="P2" xml:id="id5" draw:id="id5" draw:layer="layout" svg:width="5.04cm" svg:height="1.886cm" svg:x="1.682cm" svg:y="7.351cm">
          <text:p text:style-name="P1"><text:span text:style-name="T1">NeuralParametersNorm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6" draw:id="id6" draw:layer="layout" svg:width="3.74cm" svg:height="1.886cm" svg:x="13.146cm" svg:y="7.359cm">
          <text:p text:style-name="P1"><text:span text:style-name="T1">OutputsIntegral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3" draw:layer="layout" draw:type="line" svg:x1="6.722cm" svg:y1="8.294cm" svg:x2="8.073cm" svg:y2="8.302cm" draw:start-shape="id5" draw:start-glue-point="1" draw:end-shape="id2" draw:end-glue-point="3" svg:d="m6722 8294 1351 8">
          <text:p/>
        </draw:connector>
        <draw:connector draw:style-name="gr1" draw:text-style-name="P3" draw:layer="layout" draw:type="line" svg:x1="13.146cm" svg:y1="8.302cm" svg:x2="11.693cm" svg:y2="8.302cm" draw:start-shape="id6" draw:start-glue-point="3" draw:end-shape="id2" draw:end-glue-point="1" svg:d="m13146 8302h-1453">
          <text:p/>
        </draw:connector>
        <draw:custom-shape draw:name="ClassName" draw:style-name="SolidLine" draw:text-style-name="P2" xml:id="id7" draw:id="id7" draw:layer="layout" svg:width="4.409cm" svg:height="1.886cm" svg:x="4.782cm" svg:y="11.123cm">
          <text:p text:style-name="P1"><text:span text:style-name="T1">FinalSolutionsErro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ustom-shape draw:name="ClassName" draw:style-name="SolidLine" draw:text-style-name="P2" xml:id="id8" draw:id="id8" draw:layer="layout" svg:width="5.668cm" svg:height="1.886cm" svg:x="10.583cm" svg:y="11.123cm">
          <text:p text:style-name="P1"><text:span text:style-name="T1">IndependentParametersError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connector draw:style-name="gr1" draw:text-style-name="P3" draw:layer="layout" draw:type="line" svg:x1="6.986cm" svg:y1="11.123cm" svg:x2="9.883cm" svg:y2="9.245cm" draw:start-shape="id7" draw:start-glue-point="0" draw:end-shape="id2" draw:end-glue-point="2" svg:d="m6986 11123 2897-1878">
          <text:p/>
        </draw:connector>
        <draw:connector draw:style-name="gr1" draw:text-style-name="P3" draw:layer="layout" draw:type="line" svg:x1="13.417cm" svg:y1="11.123cm" svg:x2="9.883cm" svg:y2="9.245cm" draw:start-shape="id8" draw:start-glue-point="0" draw:end-shape="id2" draw:end-glue-point="2" svg:d="m13417 11123-3534-1878">
          <text:p/>
        </draw:connector>
        <draw:frame draw:style-name="gr2" draw:text-style-name="P4" draw:layer="layout" svg:width="1.078cm" svg:height="0.734cm" svg:x="9.968cm" svg:y="5.78cm">
          <draw:text-box>
            <text:p><text:span text:style-name="T2">is a</text:span></text:p>
          </draw:text-box>
        </draw:frame>
        <draw:frame draw:style-name="gr2" draw:text-style-name="P4" draw:layer="layout" svg:width="1.078cm" svg:height="0.734cm" svg:x="6.268cm" svg:y="6.08cm">
          <draw:text-box>
            <text:p><text:span text:style-name="T2">is a</text:span></text:p>
          </draw:text-box>
        </draw:frame>
        <draw:frame draw:style-name="gr2" draw:text-style-name="P4" draw:layer="layout" svg:width="1.078cm" svg:height="0.734cm" svg:x="6.768cm" svg:y="8.362cm">
          <draw:text-box>
            <text:p><text:span text:style-name="T2">is a</text:span></text:p>
          </draw:text-box>
        </draw:frame>
        <draw:frame draw:style-name="gr2" draw:text-style-name="P4" draw:layer="layout" svg:width="1.078cm" svg:height="0.734cm" svg:x="11.968cm" svg:y="8.362cm">
          <draw:text-box>
            <text:p><text:span text:style-name="T2">is a</text:span></text:p>
          </draw:text-box>
        </draw:frame>
        <draw:frame draw:style-name="gr2" draw:text-style-name="P4" draw:layer="layout" svg:width="1.078cm" svg:height="0.734cm" svg:x="12.468cm" svg:y="9.944cm">
          <draw:text-box>
            <text:p><text:span text:style-name="T2">is a</text:span></text:p>
          </draw:text-box>
        </draw:frame>
        <draw:frame draw:style-name="gr2" draw:text-style-name="P4" draw:layer="layout" svg:width="1.078cm" svg:height="0.734cm" svg:x="6.568cm" svg:y="9.944cm">
          <draw:text-box>
            <text:p><text:span text:style-name="T2">is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erto Lopez</meta:initial-creator>
    <meta:creation-date>2010-11-22T17:37:45</meta:creation-date>
    <meta:generator>OpenOffice.org/3.3$Win32 OpenOffice.org_project/330m20$Build-9567</meta:generator>
    <dc:date>2012-06-11T19:51:16.69</dc:date>
    <meta:editing-duration>PT3H36M25S</meta:editing-duration>
    <meta:editing-cycles>22</meta:editing-cycles>
    <meta:document-statistic meta:object-count="22"/>
  </office:meta>
</office:document-meta>
</file>